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3.5pt" officeooo:paragraph-rsid="0014556c"/>
    </style:style>
    <style:style style:name="P2" style:family="paragraph" style:parent-style-name="Standard">
      <style:text-properties style:font-name="sans-serif" fo:font-size="13.5pt" officeooo:rsid="0014556c" officeooo:paragraph-rsid="0014556c"/>
    </style:style>
    <style:style style:name="P3" style:family="paragraph" style:parent-style-name="Standard">
      <style:text-properties officeooo:paragraph-rsid="0014556c"/>
    </style:style>
    <style:style style:name="P4" style:family="paragraph" style:parent-style-name="Standard">
      <style:text-properties officeooo:paragraph-rsid="00154f6c"/>
    </style:style>
    <style:style style:name="P5" style:family="paragraph" style:parent-style-name="Standard">
      <style:text-properties officeooo:paragraph-rsid="0014556c"/>
    </style:style>
    <style:style style:name="P6" style:family="paragraph" style:parent-style-name="Standard">
      <style:text-properties fo:font-weight="bold" officeooo:rsid="001a5525" officeooo:paragraph-rsid="001a5525" style:font-weight-asian="bold" style:font-weight-complex="bold"/>
    </style:style>
    <style:style style:name="P7" style:family="paragraph" style:parent-style-name="Standard">
      <style:text-properties fo:font-weight="bold" officeooo:rsid="001b4fb4" officeooo:paragraph-rsid="001b4fb4" style:font-weight-asian="bold" style:font-weight-complex="bold"/>
    </style:style>
    <style:style style:name="P8" style:family="paragraph" style:parent-style-name="Standard">
      <style:text-properties fo:font-weight="bold" officeooo:rsid="001be8aa" officeooo:paragraph-rsid="001be8aa" style:font-weight-asian="bold" style:font-weight-complex="bold"/>
    </style:style>
    <style:style style:name="P9" style:family="paragraph" style:parent-style-name="Standard">
      <style:text-properties fo:font-weight="normal" officeooo:rsid="001a5525" officeooo:paragraph-rsid="001a5525" style:font-weight-asian="normal" style:font-weight-complex="normal"/>
    </style:style>
    <style:style style:name="P10" style:family="paragraph" style:parent-style-name="Standard">
      <style:text-properties fo:font-weight="normal" officeooo:rsid="001be8aa" officeooo:paragraph-rsid="001be8aa" style:font-weight-asian="normal" style:font-weight-complex="normal"/>
    </style:style>
    <style:style style:name="P11" style:family="paragraph" style:parent-style-name="Standard">
      <style:text-properties officeooo:rsid="001b4fb4" officeooo:paragraph-rsid="001b4fb4"/>
    </style:style>
    <style:style style:name="P12" style:family="paragraph" style:parent-style-name="Standard">
      <style:text-properties officeooo:paragraph-rsid="001b4fb4"/>
    </style:style>
    <style:style style:name="P13" style:family="paragraph" style:parent-style-name="Standard">
      <style:text-properties officeooo:rsid="001be8aa" officeooo:paragraph-rsid="001be8aa"/>
    </style:style>
    <style:style style:name="P14" style:family="paragraph" style:parent-style-name="Standard">
      <style:text-properties officeooo:paragraph-rsid="001be8aa"/>
    </style:style>
    <style:style style:name="P15" style:family="paragraph" style:parent-style-name="Standard">
      <style:text-properties style:font-name="Liberation Sans" fo:font-size="13.5pt" fo:font-weight="normal" officeooo:rsid="001be8aa" officeooo:paragraph-rsid="001be8aa" style:font-weight-asian="normal" style:font-weight-complex="normal"/>
    </style:style>
    <style:style style:name="P16" style:family="paragraph" style:parent-style-name="Standard">
      <style:text-properties style:font-name="Liberation Sans" officeooo:paragraph-rsid="001be8aa"/>
    </style:style>
    <style:style style:name="P17" style:family="paragraph" style:parent-style-name="Preformatted_20_Text">
      <style:text-properties officeooo:paragraph-rsid="001be8aa"/>
    </style:style>
    <style:style style:name="P18" style:family="paragraph" style:parent-style-name="Preformatted_20_Text">
      <style:text-properties officeooo:rsid="001be8aa" officeooo:paragraph-rsid="001be8aa"/>
    </style:style>
    <style:style style:name="P19" style:family="paragraph" style:parent-style-name="Preformatted_20_Text">
      <style:text-properties officeooo:rsid="001ca786" officeooo:paragraph-rsid="001ca786"/>
    </style:style>
    <style:style style:name="P20" style:family="paragraph" style:parent-style-name="Preformatted_20_Text">
      <style:text-properties fo:font-weight="bold" officeooo:rsid="001ca786" officeooo:paragraph-rsid="001ca786" style:font-weight-asian="bold" style:font-weight-complex="bold"/>
    </style:style>
    <style:style style:name="P21" style:family="paragraph" style:parent-style-name="Preformatted_20_Text">
      <style:text-properties style:font-name="Liberation Sans" officeooo:paragraph-rsid="001be8aa"/>
    </style:style>
    <style:style style:name="P22" style:family="paragraph" style:parent-style-name="Preformatted_20_Text">
      <style:text-properties style:font-name="Liberation Sans" officeooo:rsid="001ca786" officeooo:paragraph-rsid="001ca786"/>
    </style:style>
    <style:style style:name="P23" style:family="paragraph" style:parent-style-name="Preformatted_20_Text">
      <style:text-properties style:font-name="Liberation Sans" officeooo:paragraph-rsid="001ca786"/>
    </style:style>
    <style:style style:name="T1" style:family="text">
      <style:text-properties officeooo:rsid="0014556c"/>
    </style:style>
    <style:style style:name="T2" style:family="text">
      <style:text-properties style:font-name="sans-serif" fo:font-size="13.5pt"/>
    </style:style>
    <style:style style:name="T3" style:family="text">
      <style:text-properties style:font-name="sans-serif" fo:font-size="13.5pt" officeooo:rsid="001a5525"/>
    </style:style>
    <style:style style:name="T4" style:family="text">
      <style:text-properties style:font-name="sans-serif" fo:font-size="13.5pt" officeooo:rsid="001be8aa"/>
    </style:style>
    <style:style style:name="T5" style:family="text">
      <style:text-properties style:font-name="sans-serif" fo:font-size="13.5pt" officeooo:rsid="001ca786"/>
    </style:style>
    <style:style style:name="T6" style:family="text">
      <style:text-properties style:font-name="Liberation Serif" fo:font-size="12pt" style:font-size-asian="12pt" style:font-size-complex="12pt"/>
    </style:style>
    <style:style style:name="T7" style:family="text">
      <style:text-properties officeooo:rsid="0018e4ab"/>
    </style:style>
    <style:style style:name="T8" style:family="text">
      <style:text-properties officeooo:rsid="001a5525"/>
    </style:style>
    <style:style style:name="T9" style:family="text">
      <style:text-properties fo:font-weight="normal" style:font-weight-asian="normal" style:font-weight-complex="normal"/>
    </style:style>
    <style:style style:name="T10" style:family="text">
      <style:text-properties fo:font-weight="bold" officeooo:rsid="001a5525" style:font-weight-asian="bold" style:font-weight-complex="bold"/>
    </style:style>
    <style:style style:name="T11" style:family="text">
      <style:text-properties officeooo:rsid="001b4fb4"/>
    </style:style>
    <style:style style:name="T12" style:family="text">
      <style:text-properties officeooo:rsid="001be8aa"/>
    </style:style>
    <style:style style:name="T13" style:family="text">
      <style:text-properties fo:font-size="13.5pt"/>
    </style:style>
    <style:style style:name="T14" style:family="text">
      <style:text-properties fo:font-size="13.5pt" officeooo:rsid="001be8aa"/>
    </style:style>
    <style:style style:name="T15" style:family="text">
      <style:text-properties fo:font-size="13.5pt" officeooo:rsid="001ca786"/>
    </style:style>
    <style:style style:name="T16" style:family="text">
      <style:text-properties style:font-name="Liberation Sans"/>
    </style:style>
    <style:style style:name="T17" style:family="text">
      <style:text-properties style:font-name="Liberation Sans" fo:font-size="13.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8">a)</text:span> Diferencias:</text:p>
      <text:p text:style-name="P2"/>
      <text:p text:style-name="P3"><text:span text:style-name="T2">Webmail: </text:span>El webmail permite listar, desplegar y borrar vía un <text:span text:style-name="T1">navegador web</text:span> los correos almacenados en el servidor remoto. </text:p>
      <text:p text:style-name="P3">Los correos pueden ser consultados posteriormente desde otro computador conectado a la misma red (por ejemplo <text:span text:style-name="T1">Internet</text:span>) y que disponga de un <text:span text:style-name="T1">navegador web</text:span>.</text:p>
      <text:p text:style-name="P1"/>
      <text:p text:style-name="P4"><text:span text:style-name="T2">POP3 : </text:span><text:span text:style-name="T6">POP3 se conecta, obtiene todos los mensajes, los almacena en la computadora del usuario como mensajes nuevos, los elimina del servidor y finalmente se desconecta.</text:span></text:p>
      <text:p text:style-name="P4">El protocolo POP funciona adecuadamente si no se utiliza una conexión constante a Internet o a la red que contiene el servidor de correo.</text:p>
      <text:p text:style-name="P1"/>
      <text:p text:style-name="P3"><text:span text:style-name="T2">IMAP : </text:span><text:span text:style-name="T3">E</text:span>s un protocolo de aplicación que permite el acceso a mensajes almacenados en un servidor de Internet. Mediante IMAP se puede tener acceso al <text:span text:style-name="T7">correo electrónico</text:span> desde cualquier equipo que tenga una conexión a Internet. IMAP tiene varias ventajas sobre <text:span text:style-name="T7">POP</text:span> (otro protocolo empleado para obtener correos desde un servidor). Por ejemplo, es posible especificar en IMAP carpetas del lado del servidor. Por otro lado, es más complejo que POP ya que permite visualizar los mensajes de manera remota y no descargando los mensajes como lo hace POP.</text:p>
      <text:p text:style-name="P3"/>
      <text:p text:style-name="P6">b) <text:span text:style-name="T9">Webmail e IMAP tienen la misma forma de administrar la ubicación de los mails. Son similares en cuanto a conectividad. </text:span></text:p>
      <text:p text:style-name="P6"><text:span text:style-name="T9"/></text:p>
      <text:p text:style-name="P6">2)</text:p>
      <text:p text:style-name="P9">Lo más práctico sería ingresar al mail mediante un cliente de mail que configure IMAP.</text:p>
      <text:p text:style-name="P9"/>
      <text:p text:style-name="P12"><text:span text:style-name="T10">3)</text:span></text:p>
      <text:p text:style-name="P12">Prácticamente todos los mensajes de correo electrónico escritos por personas en <text:span text:style-name="T11">Internet</text:span> y una proporción considerable de estos mensajes generados automáticamente son transmitidos en formato MIME a través de <text:span text:style-name="T11">SMTP.</text:span></text:p>
      <text:p text:style-name="P14"><text:span text:style-name="T11">MIME </text:span>son una serie de convenciones o especificaciones dirilabrdc01.redes.unq.edu.ar gidas al intercambio a través de <text:span text:style-name="T11">Internet</text:span> de todo tipo de archivos (texto, audio, vídeo, etc.) de forma transparente para el usuario.</text:p>
      <text:p text:style-name="P11"/>
      <text:p text:style-name="P7">4)</text:p>
      <text:p text:style-name="P11">SMTP, POP3, IMAP, DNS.</text:p>
      <text:p text:style-name="P11"/>
      <text:p text:style-name="P8">5)</text:p>
      <text:p text:style-name="P14"><text:span text:style-name="T12">Mediante Telnet se conecta al servidor </text:span>pop3.inta.gov <text:span text:style-name="T12">al puerto de POP3 110. </text:span></text:p>
      <text:p text:style-name="P13">Ingresa con su usuario y contraseña, realiza una listado de los siete mails recibidos y se desconecta.</text:p>
      <text:p text:style-name="P13"/>
      <text:p text:style-name="P8">6)</text:p>
      <text:p text:style-name="P15">telnet smtp.unq.edu.ar 25</text:p>
      <text:p text:style-name="P16"><text:span text:style-name="T14">HELO </text:span>labrdc01.redes.unq.edu.ar </text:p>
      <text:p text:style-name="P17"><text:span text:style-name="T16">MAIL FROM: </text:span><text:a xlink:type="simple" xlink:href="mailto:alumno@redes.unq.edu.ar" text:style-name="Internet_20_link" text:visited-style-name="Visited_20_Internet_20_Link"><text:span text:style-name="T17">alumno@redes.unq.edu.ar</text:span></text:a></text:p>
      <text:p text:style-name="P21"><text:span text:style-name="T14">RCPT TO: </text:span><text:span text:style-name="T13">profes@redes.unq.edu.ar </text:span></text:p>
      <text:p text:style-name="P22"><text:span text:style-name="T13">DATA</text:span></text:p>
      <text:p text:style-name="P23"><text:span text:style-name="T15">SUBJECT: </text:span><text:span text:style-name="T13">Problema 4</text:span></text:p>
      <text:p text:style-name="P23"><text:span text:style-name="T13">“Examen de redes”.</text:span></text:p>
      <text:p text:style-name="P22"><text:span text:style-name="T13">QUIT</text:span></text:p>
      <text:p text:style-name="P19"><text:span text:style-name="T2"/></text:p>
      <text:p text:style-name="P20"><text:soft-page-break/><text:span text:style-name="T2">7)</text:span></text:p>
      <text:p text:style-name="P18"><text:span text:style-name="T2"/></text:p>
      <text:p text:style-name="P17"/>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4:39:36.060601268</meta:creation-date>
    <dc:date>2018-05-03T15:33:49.384472215</dc:date>
    <meta:editing-duration>PT12M44S</meta:editing-duration>
    <meta:editing-cycles>4</meta:editing-cycles>
    <meta:generator>LibreOffice/5.1.6.2$Linux_X86_64 LibreOffice_project/10m0$Build-2</meta:generator>
    <meta:document-statistic meta:table-count="0" meta:image-count="0" meta:object-count="0" meta:page-count="2" meta:paragraph-count="27" meta:word-count="341" meta:character-count="2166" meta:non-whitespace-character-count="1847"/>
  </office:meta>
</office:document-meta>
</file>